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 style:font-family-generic="swiss"/>
    <style:font-face style:name="Univers 45 Light1" svg:font-family="'Univers 45 Light'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0.203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1.0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1" style:family="table" style:master-page-name="PageStyle_5f_TAB05A">
      <style:table-properties table:display="true" style:writing-mode="lr-tb"/>
    </style:style>
    <style:style style:name="ta2" style:family="table" style:master-page-name="PageStyle_5f_TAB05B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" style:family="table-cell" style:parent-style-name="Default" style:data-style-name="N100">
      <style:table-cell-properties fo:background-color="#dfdfd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3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12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13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4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8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9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21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22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2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7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0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1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2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4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7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0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3" style:family="table-cell" style:parent-style-name="Default" style:data-style-name="N138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4" style:family="table-cell" style:parent-style-name="Default" style:data-style-name="N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46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 style:data-style-name="N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48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49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0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1" style:family="table-cell" style:parent-style-name="Default" style:data-style-name="N1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3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5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3" style:family="table-cell" style:parent-style-name="Default" style:data-style-name="N13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4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6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67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8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69" style:family="table-cell" style:parent-style-name="Default" style:data-style-name="N137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0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71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73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74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5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76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05A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default-cell-style-name="ce24"/>
        <table:table-column table:style-name="co5" table:default-cell-style-name="ce24"/>
        <table:table-column table:style-name="co3" table:default-cell-style-name="ce24"/>
        <table:table-column table:style-name="co6" table:number-columns-repeated="16371" table:default-cell-style-name="ce24"/>
        <table:table-row table:style-name="ro1">
          <table:table-cell table:style-name="ce1" office:value-type="string" calcext:value-type="string" table:number-columns-spanned="13" table:number-rows-spanned="1">
            <text:p>Tabela 5 - Receita líquida de revenda, compras, estoques, margem e taxa de margem de</text:p>
          </table:table-cell>
          <table:covered-table-cell table:number-columns-repeated="12" table:style-name="ce1"/>
          <table:table-cell table:style-name="ce53"/>
          <table:table-cell table:style-name="ce55"/>
          <table:table-cell table:style-name="ce53" table:number-columns-repeated="16369"/>
        </table:table-row>
        <table:table-row table:style-name="ro1">
          <table:table-cell table:style-name="ce1" office:value-type="string" calcext:value-type="string" table:number-columns-spanned="13" table:number-rows-spanned="1">
            <text:p>comercialização das empresas comerciais, segundo as divisões, grupos e classes de atividades - Brasil - 2023</text:p>
          </table:table-cell>
          <table:covered-table-cell table:number-columns-repeated="12" table:style-name="ce1"/>
          <table:table-cell table:style-name="ce53"/>
          <table:table-cell table:style-name="ce55"/>
          <table:table-cell table:style-name="ce53" table:number-columns-repeated="16369"/>
        </table:table-row>
        <table:table-row table:style-name="ro1">
          <table:table-cell table:style-name="ce2"/>
          <table:table-cell table:style-name="ce13" table:number-columns-repeated="10"/>
          <table:table-cell table:style-name="ce2"/>
          <table:table-cell table:style-name="ce49" office:value-type="string" calcext:value-type="string">
            <text:p>(continua)</text:p>
          </table:table-cell>
          <table:table-cell table:style-name="ce2" table:number-columns-repeated="16371"/>
        </table:table-row>
        <table:table-row table:style-name="ro2">
          <table:table-cell table:style-name="ce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4" office:value-type="string" calcext:value-type="string" table:number-columns-spanned="2" table:number-rows-spanned="3">
            <text:p>Receita</text:p>
            <text:p>líquida</text:p>
            <text:p>de</text:p>
            <text:p>revenda</text:p>
          </table:table-cell>
          <table:covered-table-cell table:style-name="ce25"/>
          <table:table-cell table:style-name="ce17" office:value-type="string" calcext:value-type="string" table:number-columns-spanned="6" table:number-rows-spanned="1">
            <text:p>Mercadorias para revenda</text:p>
          </table:table-cell>
          <table:covered-table-cell table:number-columns-repeated="4" table:style-name="ce26"/>
          <table:covered-table-cell table:style-name="ce33"/>
          <table:table-cell table:style-name="ce34" office:value-type="string" calcext:value-type="string" table:number-columns-spanned="2" table:number-rows-spanned="3">
            <text:p>Margem</text:p>
            <text:p>de comer-</text:p>
            <text:p>cialização</text:p>
            <text:p>(1)</text:p>
          </table:table-cell>
          <table:covered-table-cell table:style-name="ce37"/>
          <table:table-cell table:style-name="ce42" office:value-type="string" calcext:value-type="string" table:number-columns-spanned="2" table:number-rows-spanned="4">
            <text:p>Taxa de </text:p>
            <text:p>margem</text:p>
            <text:p>de comer-</text:p>
            <text:p>cialização</text:p>
            <text:p>(%) (2)</text:p>
          </table:table-cell>
          <table:covered-table-cell table:style-name="ce50"/>
          <table:table-cell table:style-name="ce2" table:number-columns-repeated="16371"/>
        </table:table-row>
        <table:table-row table:style-name="ro2">
          <table:covered-table-cell table:style-name="ce4"/>
          <table:covered-table-cell table:style-name="ce15"/>
          <table:covered-table-cell table:style-name="ce4"/>
          <table:table-cell table:style-name="ce17" office:value-type="string" calcext:value-type="string" table:number-columns-spanned="2" table:number-rows-spanned="2">
            <text:p>Compras</text:p>
          </table:table-cell>
          <table:covered-table-cell table:style-name="ce28"/>
          <table:table-cell table:style-name="ce14" office:value-type="string" calcext:value-type="string" table:number-columns-spanned="4" table:number-rows-spanned="1">
            <text:p>Estoque em 31.12</text:p>
          </table:table-cell>
          <table:covered-table-cell table:number-columns-repeated="2" table:style-name="ce31"/>
          <table:covered-table-cell table:style-name="ce3"/>
          <table:covered-table-cell table:style-name="ce35"/>
          <table:covered-table-cell table:style-name="ce38"/>
          <table:covered-table-cell table:style-name="ce35"/>
          <table:covered-table-cell table:style-name="ce51"/>
          <table:table-cell table:style-name="ce2" table:number-columns-repeated="16371"/>
        </table:table-row>
        <table:table-row table:style-name="ro2">
          <table:covered-table-cell table:style-name="ce4"/>
          <table:covered-table-cell table:style-name="ce16"/>
          <table:covered-table-cell table:style-name="ce5"/>
          <table:covered-table-cell table:style-name="ce27"/>
          <table:covered-table-cell table:style-name="ce29"/>
          <table:table-cell table:style-name="ce30" office:value-type="string" calcext:value-type="string" table:number-columns-spanned="2" table:number-rows-spanned="1">
            <text:p>2022</text:p>
          </table:table-cell>
          <table:covered-table-cell table:style-name="ce32"/>
          <table:table-cell table:style-name="ce30" office:value-type="string" calcext:value-type="string" table:number-columns-spanned="2" table:number-rows-spanned="1">
            <text:p>2023</text:p>
          </table:table-cell>
          <table:covered-table-cell table:style-name="ce32"/>
          <table:covered-table-cell table:style-name="ce36"/>
          <table:covered-table-cell table:style-name="ce39"/>
          <table:covered-table-cell table:style-name="ce35"/>
          <table:covered-table-cell table:style-name="ce51"/>
          <table:table-cell table:style-name="ce2" table:number-columns-repeated="16371"/>
        </table:table-row>
        <table:table-row table:style-name="ro2">
          <table:covered-table-cell table:style-name="ce5"/>
          <table:table-cell table:style-name="ce17" office:value-type="string" calcext:value-type="string" table:number-columns-spanned="10" table:number-rows-spanned="1">
            <text:p>1 000 R$</text:p>
          </table:table-cell>
          <table:covered-table-cell table:number-columns-repeated="8" table:style-name="ce26"/>
          <table:covered-table-cell table:style-name="ce33"/>
          <table:covered-table-cell table:style-name="ce36"/>
          <table:covered-table-cell table:style-name="ce52"/>
          <table:table-cell table:style-name="ce2" table:number-columns-repeated="16371"/>
        </table:table-row>
        <table:table-row table:style-name="ro2">
          <table:table-cell table:style-name="ce6" office:value-type="string" calcext:value-type="string">
            <text:p><text:s text:c="11"/>Total</text:p>
          </table:table-cell>
          <table:table-cell table:style-name="ce18" office:value-type="float" office:value="6896663099" calcext:value-type="float">
            <text:p>6 896 663 09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5488542797" calcext:value-type="float">
            <text:p>5 488 542 79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190929475" calcext:value-type="float">
            <text:p>1 190 929 47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334490887" calcext:value-type="float">
            <text:p>1 334 490 88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551681707" calcext:value-type="float">
            <text:p>1 551 681 707</text:p>
          </table:table-cell>
          <table:table-cell table:style-name="ce40" office:value-type="string" calcext:value-type="string">
            <text:p>A</text:p>
          </table:table-cell>
          <table:table-cell table:style-name="ce43" office:value-type="float" office:value="29" calcext:value-type="float">
            <text:p>29,0</text:p>
          </table:table-cell>
          <table:table-cell table:style-name="ce40" office:value-type="string" calcext:value-type="string">
            <text:p>A</text:p>
          </table:table-cell>
          <table:table-cell table:style-name="ce54" table:number-columns-repeated="16371"/>
        </table:table-row>
        <table:table-row table:style-name="ro3">
          <table:table-cell table:style-name="ce7" office:value-type="string" calcext:value-type="string">
            <text:p>Comércio de veículos, peças e motocicletas </text:p>
          </table:table-cell>
          <table:table-cell table:style-name="ce19" office:value-type="float" office:value="624529435" calcext:value-type="float">
            <text:p><text:s/>624 529 435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524785899" calcext:value-type="float">
            <text:p><text:s/>524 785 899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24883894" calcext:value-type="float">
            <text:p><text:s/>124 883 894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43360287" calcext:value-type="float">
            <text:p><text:s/>143 360 287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118219929" calcext:value-type="float">
            <text:p><text:s/>118 219 929</text:p>
          </table:table-cell>
          <table:table-cell table:style-name="ce41" office:value-type="string" calcext:value-type="string">
            <text:p>A</text:p>
          </table:table-cell>
          <table:table-cell table:style-name="ce44" office:value-type="float" office:value="23.4" calcext:value-type="float">
            <text:p>23,4</text:p>
          </table:table-cell>
          <table:table-cell table:style-name="ce41" office:value-type="string" calcext:value-type="string">
            <text:p>A</text:p>
          </table:table-cell>
          <table:table-cell table:style-name="ce54" table:number-columns-repeated="16371"/>
        </table:table-row>
        <table:table-row table:style-name="ro2">
          <table:table-cell table:style-name="ce8" office:value-type="string" calcext:value-type="string">
            <text:p><text:s text:c="4"/>Veículos automotores</text:p>
          </table:table-cell>
          <table:table-cell table:style-name="ce20" office:value-type="float" office:value="387596469" calcext:value-type="float">
            <text:p><text:s/>387 596 46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349615543" calcext:value-type="float">
            <text:p><text:s/>349 615 54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53111380" calcext:value-type="float">
            <text:p><text:s/>53 111 38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63636865" calcext:value-type="float">
            <text:p><text:s/>63 636 865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48506411" calcext:value-type="float">
            <text:p><text:s/>48 506 411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14.3" calcext:value-type="float">
            <text:p>14,3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8" office:value-type="string" calcext:value-type="string">
            <text:p><text:s text:c="4"/>Peças para veículos</text:p>
          </table:table-cell>
          <table:table-cell table:style-name="ce20" office:value-type="float" office:value="191357954" calcext:value-type="float">
            <text:p><text:s/>191 357 954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40065422" calcext:value-type="float">
            <text:p><text:s/>140 065 422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62733036" calcext:value-type="float">
            <text:p><text:s/>62 733 03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9467246" calcext:value-type="float">
            <text:p><text:s/>69 467 24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8026743" calcext:value-type="float">
            <text:p><text:s/>58 026 743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43.5" calcext:value-type="float">
            <text:p>43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8" office:value-type="string" calcext:value-type="string">
            <text:p><text:s text:c="4"/>Motocicletas, peças e acessórios</text:p>
          </table:table-cell>
          <table:table-cell table:style-name="ce20" office:value-type="float" office:value="45575012" calcext:value-type="float">
            <text:p><text:s/>45 575 012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35104934" calcext:value-type="float">
            <text:p><text:s/>35 104 934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9039478" calcext:value-type="float">
            <text:p><text:s/>9 039 47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256176" calcext:value-type="float">
            <text:p><text:s/>10 256 17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1686775" calcext:value-type="float">
            <text:p><text:s/>11 686 775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34.5" calcext:value-type="float">
            <text:p>34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3">
          <table:table-cell table:style-name="ce9" office:value-type="string" calcext:value-type="string">
            <text:p>Comércio por atacado</text:p>
          </table:table-cell>
          <table:table-cell table:style-name="ce19" office:value-type="float" office:value="3379966672" calcext:value-type="float">
            <text:p>3 379 966 672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2799680778" calcext:value-type="float">
            <text:p>2 799 680 778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505343162" calcext:value-type="float">
            <text:p><text:s/>505 343 162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545558868" calcext:value-type="float">
            <text:p><text:s/>545 558 868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620501598" calcext:value-type="float">
            <text:p><text:s/>620 501 598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float" office:value="22.5" calcext:value-type="float">
            <text:p>22,5</text:p>
          </table:table-cell>
          <table:table-cell table:style-name="ce41" office:value-type="string" calcext:value-type="string">
            <text:p>A</text:p>
          </table:table-cell>
          <table:table-cell table:style-name="ce54" table:number-columns-repeated="16371"/>
        </table:table-row>
        <table:table-row table:style-name="ro2">
          <table:table-cell table:style-name="ce10" office:value-type="string" calcext:value-type="string">
            <text:p><text:s text:c="4"/>Representantes e agentes do comércio (exceto de veí-</text:p>
          </table:table-cell>
          <table:table-cell table:style-name="ce20" table:number-columns-repeated="9"/>
          <table:table-cell table:style-name="ce22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6"/>culos e motocicletas)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Z</text:p>
          </table:table-cell>
          <table:table-cell table:style-name="ce45" office:value-type="string" calcext:value-type="string">
            <text:p>-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de matérias-primas agrícolas e animais </text:p>
          </table:table-cell>
          <table:table-cell table:style-name="ce2" table:number-columns-repeated="16383"/>
        </table:table-row>
        <table:table-row table:style-name="ro4">
          <table:table-cell table:style-name="ce10" office:value-type="string" calcext:value-type="string">
            <text:p><text:s text:c="6"/>vivos <text:s/></text:p>
          </table:table-cell>
          <table:table-cell table:style-name="ce20" office:value-type="float" office:value="418846975" calcext:value-type="float">
            <text:p><text:s/>418 846 975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370627535" calcext:value-type="float">
            <text:p><text:s/>370 627 535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57504215" calcext:value-type="float">
            <text:p><text:s/>57 504 215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53812021" calcext:value-type="float">
            <text:p><text:s/>53 812 02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44527246" calcext:value-type="float">
            <text:p><text:s/>44 527 246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11.9" calcext:value-type="float">
            <text:p>11,9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especializado em produtos alimentícios,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6"/>bebidas e fumo</text:p>
          </table:table-cell>
          <table:table-cell table:style-name="ce20" office:value-type="float" office:value="579921098" calcext:value-type="float">
            <text:p><text:s/>579 921 098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479609463" calcext:value-type="float">
            <text:p><text:s/>479 609 46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9309487" calcext:value-type="float">
            <text:p><text:s/>79 309 48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0048364" calcext:value-type="float">
            <text:p><text:s/>100 048 364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float" office:value="121050511" calcext:value-type="float">
            <text:p><text:s/>121 050 511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26.4" calcext:value-type="float">
            <text:p>26,4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de equipamentos e artigos de uso pessoal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6"/>e doméstico</text:p>
          </table:table-cell>
          <table:table-cell table:style-name="ce22" office:value-type="float" office:value="506248668" calcext:value-type="float">
            <text:p><text:s/>506 248 66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49758519" calcext:value-type="float">
            <text:p><text:s/>349 758 51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92839783" calcext:value-type="float">
            <text:p><text:s/>92 839 78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6290752" calcext:value-type="float">
            <text:p><text:s/>106 290 75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69941117" calcext:value-type="float">
            <text:p><text:s/>169 941 117</text:p>
          </table:table-cell>
          <table:table-cell table:style-name="ce22" office:value-type="string" calcext:value-type="string">
            <text:p>A</text:p>
          </table:table-cell>
          <table:table-cell table:style-name="ce47" office:value-type="float" office:value="50.5" calcext:value-type="float">
            <text:p>50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Tecidos, artefatos de tecidos e de armarinho,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10"/>vestuário, calçados e artigos de viagem</text:p>
          </table:table-cell>
          <table:table-cell table:style-name="ce20" office:value-type="float" office:value="59523708" calcext:value-type="float">
            <text:p><text:s/>59 523 708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40515807" calcext:value-type="float">
            <text:p><text:s/>40 515 80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9091874" calcext:value-type="float">
            <text:p><text:s/>19 091 87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0321600" calcext:value-type="float">
            <text:p><text:s/>20 321 600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0237626" calcext:value-type="float">
            <text:p><text:s/>20 237 626</text:p>
          </table:table-cell>
          <table:table-cell table:style-name="ce22" office:value-type="string" calcext:value-type="string">
            <text:p>A</text:p>
          </table:table-cell>
          <table:table-cell table:style-name="ce47" office:value-type="float" office:value="51.5" calcext:value-type="float">
            <text:p>51,5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6">
          <table:table-cell table:style-name="ce10" office:value-type="string" calcext:value-type="string">
            <text:p><text:s text:c="12"/>Tecidos, artefatos de tecidos e de armarinho <text:s/></text:p>
          </table:table-cell>
          <table:table-cell table:style-name="ce20" office:value-type="float" office:value="23852087" calcext:value-type="float">
            <text:p><text:s/>23 852 08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8111247" calcext:value-type="float">
            <text:p><text:s/>18 111 24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637425" calcext:value-type="float">
            <text:p><text:s/>10 637 42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793513" calcext:value-type="float">
            <text:p><text:s/>10 793 51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896929" calcext:value-type="float">
            <text:p><text:s/>5 896 929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32.8" calcext:value-type="float">
            <text:p>32,8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6">
          <table:table-cell table:style-name="ce10" office:value-type="string" calcext:value-type="string">
            <text:p><text:s text:c="12"/>Artigos do vestuário e acessórios</text:p>
          </table:table-cell>
          <table:table-cell table:style-name="ce20" office:value-type="float" office:value="18263612" calcext:value-type="float">
            <text:p><text:s/>18 263 612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1981665" calcext:value-type="float">
            <text:p><text:s/>11 981 66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893673" calcext:value-type="float">
            <text:p><text:s/>4 893 67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933219" calcext:value-type="float">
            <text:p><text:s/>5 933 21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321491" calcext:value-type="float">
            <text:p><text:s/>7 321 491</text:p>
          </table:table-cell>
          <table:table-cell table:style-name="ce22" office:value-type="string" calcext:value-type="string">
            <text:p>B</text:p>
          </table:table-cell>
          <table:table-cell table:style-name="ce45" office:value-type="float" office:value="66.9" calcext:value-type="float">
            <text:p>66,9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6">
          <table:table-cell table:style-name="ce10" office:value-type="string" calcext:value-type="string">
            <text:p><text:s text:c="12"/>Calçados e artigos de viagem</text:p>
          </table:table-cell>
          <table:table-cell table:style-name="ce20" office:value-type="float" office:value="17408009" calcext:value-type="float">
            <text:p><text:s/>17 408 00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0422895" calcext:value-type="float">
            <text:p><text:s/>10 422 895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3560776" calcext:value-type="float">
            <text:p><text:s/>3 560 776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3594868" calcext:value-type="float">
            <text:p><text:s/>3 594 868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7019206" calcext:value-type="float">
            <text:p><text:s/>7 019 206</text:p>
          </table:table-cell>
          <table:table-cell table:style-name="ce20" office:value-type="string" calcext:value-type="string">
            <text:p>A</text:p>
          </table:table-cell>
          <table:table-cell table:style-name="ce45" office:value-type="float" office:value="67.6" calcext:value-type="float">
            <text:p>67,6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1" office:value-type="string" calcext:value-type="string">
            <text:p><text:s text:c="8"/>Produtos farmacêuticos, perfumaria, cosméticos,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1" office:value-type="string" calcext:value-type="string">
            <text:p><text:s text:c="10"/>médicos, ortopédicos, odontológicos e veterinários</text:p>
          </table:table-cell>
          <table:table-cell table:style-name="ce20" office:value-type="float" office:value="356635530" calcext:value-type="float">
            <text:p><text:s/>356 635 53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250693731" calcext:value-type="float">
            <text:p><text:s/>250 693 73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55428228" calcext:value-type="float">
            <text:p><text:s/>55 428 228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66750437" calcext:value-type="float">
            <text:p><text:s/>66 750 437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17264008" calcext:value-type="float">
            <text:p><text:s/>117 264 008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49" calcext:value-type="float">
            <text:p>49,0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Artigos de escritório e de papelaria; papel, pape- <text:s/>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8" office:value-type="string" calcext:value-type="string">
            <text:p><text:s text:c="10"/>lão e seus artefatos; livros, jornais e outras pu-</text:p>
          </table:table-cell>
          <table:table-cell table:style-name="ce2" table:number-columns-repeated="16383"/>
        </table:table-row>
        <table:table-row table:style-name="ro4">
          <table:table-cell table:style-name="ce8" office:value-type="string" calcext:value-type="string">
            <text:p><text:s text:c="10"/>blicações</text:p>
          </table:table-cell>
          <table:table-cell table:style-name="ce20" office:value-type="float" office:value="18265041" calcext:value-type="float">
            <text:p><text:s/>18 265 04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1013574" calcext:value-type="float">
            <text:p><text:s/>11 013 57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3866065" calcext:value-type="float">
            <text:p><text:s/>3 866 06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262101" calcext:value-type="float">
            <text:p><text:s/>4 262 10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647503" calcext:value-type="float">
            <text:p><text:s/>7 647 503</text:p>
          </table:table-cell>
          <table:table-cell table:style-name="ce22" office:value-type="string" calcext:value-type="string">
            <text:p>B</text:p>
          </table:table-cell>
          <table:table-cell table:style-name="ce45" office:value-type="float" office:value="72" calcext:value-type="float">
            <text:p>72,0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Outros equipamentos e artigos de uso pessoal </text:p>
          </table:table-cell>
          <table:table-cell table:style-name="ce22" table:number-columns-repeated="8"/>
          <table:table-cell table:style-name="ce20" table:number-columns-repeated="2"/>
          <table:table-cell table:style-name="ce48"/>
          <table:table-cell table:style-name="ce20"/>
          <table:table-cell table:style-name="ce13" table:number-columns-repeated="16371"/>
        </table:table-row>
        <table:table-row table:style-name="ro4">
          <table:table-cell table:style-name="ce8" office:value-type="string" calcext:value-type="string">
            <text:p><text:s text:c="10"/>e doméstico (3)</text:p>
          </table:table-cell>
          <table:table-cell table:style-name="ce20" office:value-type="float" office:value="71824389" calcext:value-type="float">
            <text:p><text:s/>71 824 38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7535407" calcext:value-type="float">
            <text:p><text:s/>47 535 40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4453616" calcext:value-type="float">
            <text:p><text:s/>14 453 61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4956614" calcext:value-type="float">
            <text:p><text:s/>14 956 61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4791980" calcext:value-type="float">
            <text:p><text:s/>24 791 980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52.7" calcext:value-type="float">
            <text:p>52,7</text:p>
          </table:table-cell>
          <table:table-cell table:style-name="ce20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de produtos intermediários, resíduos <text:s text:c="2"/>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6"/>e sucatas</text:p>
          </table:table-cell>
          <table:table-cell table:style-name="ce20" office:value-type="float" office:value="1267801093" calcext:value-type="float">
            <text:p>1 267 801 09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116325517" calcext:value-type="float">
            <text:p>1 116 325 517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43267794" calcext:value-type="float">
            <text:p><text:s/>143 267 794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46209487" calcext:value-type="float">
            <text:p><text:s/>146 209 487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54417270" calcext:value-type="float">
            <text:p><text:s/>154 417 270</text:p>
          </table:table-cell>
          <table:table-cell table:style-name="ce22" office:value-type="string" calcext:value-type="string">
            <text:p>A</text:p>
          </table:table-cell>
          <table:table-cell table:style-name="ce47" office:value-type="float" office:value="13.9" calcext:value-type="float">
            <text:p>13,9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Combustíveis e lubrificantes</text:p>
          </table:table-cell>
          <table:table-cell table:style-name="ce22" office:value-type="float" office:value="829956014" calcext:value-type="float">
            <text:p><text:s/>829 956 01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78290465" calcext:value-type="float">
            <text:p><text:s/>778 290 465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2298298" calcext:value-type="float">
            <text:p><text:s/>32 298 29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0900907" calcext:value-type="float">
            <text:p><text:s/>30 900 907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50268157" calcext:value-type="float">
            <text:p><text:s/>50 268 157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6.5" calcext:value-type="float">
            <text:p>6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Madeira, ferragens, ferramentas, material elétrico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10"/>e material de construção</text:p>
          </table:table-cell>
          <table:table-cell table:style-name="ce22" office:value-type="float" office:value="108296631" calcext:value-type="float">
            <text:p><text:s/>108 296 631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8901639" calcext:value-type="float">
            <text:p><text:s/>78 901 63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9714286" calcext:value-type="float">
            <text:p><text:s/>29 714 28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4977594" calcext:value-type="float">
            <text:p><text:s/>34 977 59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4658300" calcext:value-type="float">
            <text:p><text:s/>34 658 300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47.1" calcext:value-type="float">
            <text:p>47,1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Produtos químicos, adubos e fertilizantes</text:p>
          </table:table-cell>
          <table:table-cell table:style-name="ce22" office:value-type="float" office:value="204637575" calcext:value-type="float">
            <text:p><text:s/>204 637 575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62674252" calcext:value-type="float">
            <text:p><text:s/>162 674 25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3782116" calcext:value-type="float">
            <text:p><text:s/>53 782 11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0282069" calcext:value-type="float">
            <text:p><text:s/>50 282 06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8463276" calcext:value-type="float">
            <text:p><text:s/>38 463 276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23.2" calcext:value-type="float">
            <text:p>23,2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Produtos siderúrgicos e metalúrgicos</text:p>
          </table:table-cell>
          <table:table-cell table:style-name="ce22" office:value-type="float" office:value="33973729" calcext:value-type="float">
            <text:p><text:s/>33 973 72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6550090" calcext:value-type="float">
            <text:p><text:s/>26 550 09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994257" calcext:value-type="float">
            <text:p><text:s/>10 994 257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682440" calcext:value-type="float">
            <text:p><text:s/>10 682 44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111822" calcext:value-type="float">
            <text:p><text:s/>7 111 822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26.5" calcext:value-type="float">
            <text:p>26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Papel e papelão em bruto e de embalagens</text:p>
          </table:table-cell>
          <table:table-cell table:style-name="ce22" office:value-type="float" office:value="15823286" calcext:value-type="float">
            <text:p><text:s/>15 823 28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1387770" calcext:value-type="float">
            <text:p><text:s/>11 387 77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912227" calcext:value-type="float">
            <text:p><text:s/>2 912 22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154150" calcext:value-type="float">
            <text:p><text:s/>3 154 15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677440" calcext:value-type="float">
            <text:p><text:s/>4 677 440</text:p>
          </table:table-cell>
          <table:table-cell table:style-name="ce22" office:value-type="string" calcext:value-type="string">
            <text:p>B</text:p>
          </table:table-cell>
          <table:table-cell table:style-name="ce45" office:value-type="float" office:value="42" calcext:value-type="float">
            <text:p>42,0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5">
          <table:table-cell table:style-name="ce10" office:value-type="string" calcext:value-type="string">
            <text:p><text:s text:c="8"/>Resíduos, sucatas e outros produtos</text:p>
          </table:table-cell>
          <table:table-cell table:style-name="ce20" office:value-type="float" office:value="75113858" calcext:value-type="float">
            <text:p><text:s/>75 113 858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58521301" calcext:value-type="float">
            <text:p><text:s/>58 521 301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3566610" calcext:value-type="float">
            <text:p><text:s/>13 566 610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6212327" calcext:value-type="float">
            <text:p><text:s/>16 212 32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9238275" calcext:value-type="float">
            <text:p><text:s/>19 238 275</text:p>
          </table:table-cell>
          <table:table-cell table:style-name="ce22" office:value-type="string" calcext:value-type="string">
            <text:p>A</text:p>
          </table:table-cell>
          <table:table-cell table:style-name="ce47" office:value-type="float" office:value="34.4" calcext:value-type="float">
            <text:p>34,4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6">
          <table:table-cell table:style-name="ce10" office:value-type="string" calcext:value-type="string">
            <text:p><text:s text:c="12"/>Resíduos e sucatas</text:p>
          </table:table-cell>
          <table:table-cell table:style-name="ce22" office:value-type="float" office:value="31262649" calcext:value-type="float">
            <text:p><text:s/>31 262 64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3798718" calcext:value-type="float">
            <text:p><text:s/>23 798 71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903709" calcext:value-type="float">
            <text:p><text:s/>5 903 70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995718" calcext:value-type="float">
            <text:p><text:s/>6 995 71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555941" calcext:value-type="float">
            <text:p><text:s/>8 555 941</text:p>
          </table:table-cell>
          <table:table-cell table:style-name="ce22" office:value-type="string" calcext:value-type="string">
            <text:p>B</text:p>
          </table:table-cell>
          <table:table-cell table:style-name="ce45" office:value-type="float" office:value="37.7" calcext:value-type="float">
            <text:p>37,7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6">
          <table:table-cell table:style-name="ce10" office:value-type="string" calcext:value-type="string">
            <text:p><text:s text:c="12"/>Outros produtos (4)</text:p>
          </table:table-cell>
          <table:table-cell table:style-name="ce20" office:value-type="float" office:value="43851209" calcext:value-type="float">
            <text:p><text:s/>43 851 20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34722583" calcext:value-type="float">
            <text:p><text:s/>34 722 58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662901" calcext:value-type="float">
            <text:p><text:s/>7 662 90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9216609" calcext:value-type="float">
            <text:p><text:s/>9 216 60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682334" calcext:value-type="float">
            <text:p><text:s/>10 682 334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32.2" calcext:value-type="float">
            <text:p>32,2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de equipamentos e produtos de tecnologia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6"/>de informação e comunicação</text:p>
          </table:table-cell>
          <table:table-cell table:style-name="ce20" office:value-type="float" office:value="76562344" calcext:value-type="float">
            <text:p><text:s/>76 562 344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57907109" calcext:value-type="float">
            <text:p><text:s/>57 907 109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2498897" calcext:value-type="float">
            <text:p><text:s/>12 498 89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1206783" calcext:value-type="float">
            <text:p><text:s/>11 206 78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7363121" calcext:value-type="float">
            <text:p><text:s/>17 363 121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29.3" calcext:value-type="float">
            <text:p>29,3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de máquinas, aparelhos e equipamentos </text:p>
          </table:table-cell>
          <table:table-cell table:style-name="ce22" table:number-columns-repeated="2"/>
          <table:table-cell table:style-name="ce20" table:number-columns-repeated="5"/>
          <table:table-cell table:style-name="ce22" table:number-columns-repeated="3"/>
          <table:table-cell table:style-name="ce45"/>
          <table:table-cell table:style-name="ce22"/>
          <table:table-cell table:style-name="ce2" table:number-columns-repeated="16371"/>
        </table:table-row>
        <table:table-row table:style-name="ro4">
          <table:table-cell table:style-name="ce10" office:value-type="string" calcext:value-type="string">
            <text:p><text:s text:c="6"/>(exceto de tecnologia de informação e comunicação)</text:p>
          </table:table-cell>
          <table:table-cell table:style-name="ce20" office:value-type="float" office:value="220804646" calcext:value-type="float">
            <text:p><text:s/>220 804 646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159668103" calcext:value-type="float">
            <text:p><text:s/>159 668 1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69214749" calcext:value-type="float">
            <text:p><text:s/>69 214 74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5113948" calcext:value-type="float">
            <text:p><text:s/>75 113 94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7035742" calcext:value-type="float">
            <text:p><text:s/>67 035 742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43.6" calcext:value-type="float">
            <text:p>43,6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2">
          <table:table-cell table:style-name="ce10" office:value-type="string" calcext:value-type="string">
            <text:p><text:s text:c="4"/>Comércio não especializado</text:p>
          </table:table-cell>
          <table:table-cell table:style-name="ce22" office:value-type="float" office:value="309781848" calcext:value-type="float">
            <text:p><text:s/>309 781 84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65784532" calcext:value-type="float">
            <text:p><text:s/>265 784 53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50708237" calcext:value-type="float">
            <text:p><text:s/>50 708 23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2877513" calcext:value-type="float">
            <text:p><text:s/>52 877 51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6166591" calcext:value-type="float">
            <text:p><text:s/>46 166 591</text:p>
          </table:table-cell>
          <table:table-cell table:style-name="ce22" office:value-type="string" calcext:value-type="string">
            <text:p>A</text:p>
          </table:table-cell>
          <table:table-cell table:style-name="ce45" office:value-type="float" office:value="17.5" calcext:value-type="float">
            <text:p>17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7" table:number-rows-repeated="2">
          <table:table-cell/>
          <table:table-cell table:style-name="ce23" table:number-columns-repeated="9"/>
          <table:table-cell table:number-columns-repeated="16374"/>
        </table:table-row>
        <table:table-row table:style-name="ro7" table:number-rows-repeated="104852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AB05B" table:style-name="ta2"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default-cell-style-name="ce24"/>
        <table:table-column table:style-name="co5" table:default-cell-style-name="ce24"/>
        <table:table-column table:style-name="co3" table:default-cell-style-name="ce24"/>
        <table:table-column table:style-name="co6" table:number-columns-repeated="16371" table:default-cell-style-name="ce24"/>
        <table:table-row table:style-name="ro1">
          <table:table-cell table:style-name="ce1" office:value-type="string" calcext:value-type="string" table:number-columns-spanned="13" table:number-rows-spanned="1">
            <text:p>Tabela 5 - Receita líquida de revenda, compras, estoques, margem e taxa de margem de</text:p>
          </table:table-cell>
          <table:covered-table-cell table:number-columns-repeated="12" table:style-name="ce1"/>
          <table:table-cell table:style-name="ce53"/>
          <table:table-cell table:style-name="ce55"/>
          <table:table-cell table:style-name="ce53" table:number-columns-repeated="16369"/>
        </table:table-row>
        <table:table-row table:style-name="ro1">
          <table:table-cell table:style-name="ce1" office:value-type="string" calcext:value-type="string" table:number-columns-spanned="13" table:number-rows-spanned="1">
            <text:p>comercialização das empresas comerciais, segundo as divisões, grupos e classes de atividades - Brasil - 2023</text:p>
          </table:table-cell>
          <table:covered-table-cell table:number-columns-repeated="12" table:style-name="ce1"/>
          <table:table-cell table:style-name="ce53"/>
          <table:table-cell table:style-name="ce55"/>
          <table:table-cell table:style-name="ce53" table:number-columns-repeated="16369"/>
        </table:table-row>
        <table:table-row table:style-name="ro1">
          <table:table-cell table:style-name="ce2"/>
          <table:table-cell table:style-name="ce13" table:number-columns-repeated="10"/>
          <table:table-cell table:style-name="ce2"/>
          <table:table-cell table:style-name="ce49" office:value-type="string" calcext:value-type="string">
            <text:p>(conclusão)</text:p>
          </table:table-cell>
          <table:table-cell table:style-name="ce2" table:number-columns-repeated="16371"/>
        </table:table-row>
        <table:table-row table:style-name="ro2">
          <table:table-cell table:style-name="ce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4" office:value-type="string" calcext:value-type="string" table:number-columns-spanned="2" table:number-rows-spanned="3">
            <text:p>Receita</text:p>
            <text:p>líquida</text:p>
            <text:p>de</text:p>
            <text:p>revenda</text:p>
          </table:table-cell>
          <table:covered-table-cell table:style-name="ce25"/>
          <table:table-cell table:style-name="ce17" office:value-type="string" calcext:value-type="string" table:number-columns-spanned="6" table:number-rows-spanned="1">
            <text:p>Mercadorias para revenda</text:p>
          </table:table-cell>
          <table:covered-table-cell table:number-columns-repeated="4" table:style-name="ce26"/>
          <table:covered-table-cell table:style-name="ce33"/>
          <table:table-cell table:style-name="ce34" office:value-type="string" calcext:value-type="string" table:number-columns-spanned="2" table:number-rows-spanned="3">
            <text:p>Margem</text:p>
            <text:p>de comer-</text:p>
            <text:p>cialização</text:p>
            <text:p>(1)</text:p>
          </table:table-cell>
          <table:covered-table-cell table:style-name="ce37"/>
          <table:table-cell table:style-name="ce42" office:value-type="string" calcext:value-type="string" table:number-columns-spanned="2" table:number-rows-spanned="4">
            <text:p>Taxa de </text:p>
            <text:p>margem</text:p>
            <text:p>de comer-</text:p>
            <text:p>cialização</text:p>
            <text:p>(%) (2)</text:p>
          </table:table-cell>
          <table:covered-table-cell table:style-name="ce50"/>
          <table:table-cell table:style-name="ce2" table:number-columns-repeated="16371"/>
        </table:table-row>
        <table:table-row table:style-name="ro2">
          <table:covered-table-cell table:style-name="ce4"/>
          <table:covered-table-cell table:style-name="ce15"/>
          <table:covered-table-cell table:style-name="ce4"/>
          <table:table-cell table:style-name="ce17" office:value-type="string" calcext:value-type="string" table:number-columns-spanned="2" table:number-rows-spanned="2">
            <text:p>Compras</text:p>
          </table:table-cell>
          <table:covered-table-cell table:style-name="ce28"/>
          <table:table-cell table:style-name="ce14" office:value-type="string" calcext:value-type="string" table:number-columns-spanned="4" table:number-rows-spanned="1">
            <text:p>Estoque em 31.12</text:p>
          </table:table-cell>
          <table:covered-table-cell table:number-columns-repeated="2" table:style-name="ce31"/>
          <table:covered-table-cell table:style-name="ce3"/>
          <table:covered-table-cell table:style-name="ce35"/>
          <table:covered-table-cell table:style-name="ce38"/>
          <table:covered-table-cell table:style-name="ce35"/>
          <table:covered-table-cell table:style-name="ce51"/>
          <table:table-cell table:style-name="ce2" table:number-columns-repeated="16371"/>
        </table:table-row>
        <table:table-row table:style-name="ro2">
          <table:covered-table-cell table:style-name="ce4"/>
          <table:covered-table-cell table:style-name="ce16"/>
          <table:covered-table-cell table:style-name="ce5"/>
          <table:covered-table-cell table:style-name="ce27"/>
          <table:covered-table-cell table:style-name="ce29"/>
          <table:table-cell table:style-name="ce30" office:value-type="string" calcext:value-type="string" table:number-columns-spanned="2" table:number-rows-spanned="1">
            <text:p>2022</text:p>
          </table:table-cell>
          <table:covered-table-cell table:style-name="ce32"/>
          <table:table-cell table:style-name="ce30" office:value-type="string" calcext:value-type="string" table:number-columns-spanned="2" table:number-rows-spanned="1">
            <text:p>2023</text:p>
          </table:table-cell>
          <table:covered-table-cell table:style-name="ce32"/>
          <table:covered-table-cell table:style-name="ce36"/>
          <table:covered-table-cell table:style-name="ce39"/>
          <table:covered-table-cell table:style-name="ce35"/>
          <table:covered-table-cell table:style-name="ce51"/>
          <table:table-cell table:style-name="ce2" table:number-columns-repeated="16371"/>
        </table:table-row>
        <table:table-row table:style-name="ro2">
          <table:covered-table-cell table:style-name="ce5"/>
          <table:table-cell table:style-name="ce17" office:value-type="string" calcext:value-type="string" table:number-columns-spanned="10" table:number-rows-spanned="1">
            <text:p>1 000 R$</text:p>
          </table:table-cell>
          <table:covered-table-cell table:number-columns-repeated="8" table:style-name="ce26"/>
          <table:covered-table-cell table:style-name="ce33"/>
          <table:covered-table-cell table:style-name="ce36"/>
          <table:covered-table-cell table:style-name="ce52">
            <draw:custom-shape draw:z-index="0" draw:name="Text Box 1" draw:style-name="gr1" draw:text-style-name="P1" svg:width="0.211cm" svg:height="0.634cm" svg:x="0cm" svg:y="0.31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2" table:number-columns-repeated="16371"/>
        </table:table-row>
        <table:table-row table:style-name="ro2">
          <table:table-cell table:style-name="ce56" office:value-type="string" calcext:value-type="string">
            <text:p>Comércio varejista</text:p>
          </table:table-cell>
          <table:table-cell table:style-name="ce41" office:value-type="float" office:value="2892166992" calcext:value-type="float">
            <text:p>2 892 166 99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2164076120" calcext:value-type="float">
            <text:p>2 164 076 120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560702419" calcext:value-type="float">
            <text:p><text:s/>560 702 419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645571732" calcext:value-type="float">
            <text:p><text:s/>645 571 732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float" office:value="812960180" calcext:value-type="float">
            <text:p><text:s/>812 960 180</text:p>
          </table:table-cell>
          <table:table-cell table:style-name="ce41" office:value-type="string" calcext:value-type="string">
            <text:p>A</text:p>
          </table:table-cell>
          <table:table-cell table:style-name="ce46" office:value-type="float" office:value="39.1" calcext:value-type="float">
            <text:p>39,1</text:p>
          </table:table-cell>
          <table:table-cell table:style-name="ce41" office:value-type="string" calcext:value-type="string">
            <text:p>A</text:p>
          </table:table-cell>
          <table:table-cell table:style-name="ce54" table:number-columns-repeated="16371"/>
        </table:table-row>
        <table:table-row table:style-name="ro8">
          <table:table-cell table:style-name="ce57" office:value-type="string" calcext:value-type="string">
            <text:p><text:s text:c="4"/>Comércio não especializado</text:p>
          </table:table-cell>
          <table:table-cell table:style-name="ce22" office:value-type="float" office:value="1070221472" calcext:value-type="float">
            <text:p>1 070 221 47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842342192" calcext:value-type="float">
            <text:p><text:s/>842 342 19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51853492" calcext:value-type="float">
            <text:p><text:s/>151 853 49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67660294" calcext:value-type="float">
            <text:p><text:s/>167 660 29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43686081" calcext:value-type="float">
            <text:p><text:s/>243 686 081</text:p>
          </table:table-cell>
          <table:table-cell table:style-name="ce22" office:value-type="string" calcext:value-type="string">
            <text:p>A</text:p>
          </table:table-cell>
          <table:table-cell table:style-name="ce48" office:value-type="float" office:value="29.5" calcext:value-type="float">
            <text:p>29,5</text:p>
          </table:table-cell>
          <table:table-cell table:style-name="ce22" office:value-type="string" calcext:value-type="string">
            <text:p>A</text:p>
          </table:table-cell>
          <table:table-cell table:style-name="ce2"/>
          <table:table-cell table:style-name="ce54"/>
          <table:table-cell table:style-name="ce2" table:number-columns-repeated="16369"/>
        </table:table-row>
        <table:table-row table:style-name="ro9">
          <table:table-cell table:style-name="ce58" office:value-type="string" calcext:value-type="string">
            <text:p><text:s text:c="8"/>Hipermercados e supermercados</text:p>
          </table:table-cell>
          <table:table-cell table:style-name="ce22" office:value-type="float" office:value="820967126" calcext:value-type="float">
            <text:p><text:s/>820 967 12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61616613" calcext:value-type="float">
            <text:p><text:s/>661 616 61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93378394" calcext:value-type="float">
            <text:p><text:s/>93 378 39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0752286" calcext:value-type="float">
            <text:p><text:s/>100 752 28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66724405" calcext:value-type="float">
            <text:p><text:s/>166 724 405</text:p>
          </table:table-cell>
          <table:table-cell table:style-name="ce22" office:value-type="string" calcext:value-type="string">
            <text:p>A</text:p>
          </table:table-cell>
          <table:table-cell table:style-name="ce48" office:value-type="float" office:value="25.5" calcext:value-type="float">
            <text:p>25,5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9">
          <table:table-cell table:style-name="ce59" office:value-type="string" calcext:value-type="string">
            <text:p><text:s text:c="8"/>Outros tipos de comércio não especializado com</text:p>
          </table:table-cell>
          <table:table-cell table:style-name="ce22" table:number-columns-repeated="10"/>
          <table:table-cell table:style-name="ce48"/>
          <table:table-cell table:style-name="ce22"/>
          <table:table-cell table:style-name="ce2" table:number-columns-repeated="16371"/>
        </table:table-row>
        <table:table-row table:style-name="ro10">
          <table:table-cell table:style-name="ce59" office:value-type="string" calcext:value-type="string">
            <text:p><text:s text:c="10"/>predominância de produtos alimentícios (5)</text:p>
          </table:table-cell>
          <table:table-cell table:style-name="ce22" office:value-type="float" office:value="128851238" calcext:value-type="float">
            <text:p><text:s/>128 851 23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07795376" calcext:value-type="float">
            <text:p><text:s/>107 795 37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7320264" calcext:value-type="float">
            <text:p><text:s/>37 320 26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7242115" calcext:value-type="float">
            <text:p><text:s/>47 242 115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0977713" calcext:value-type="float">
            <text:p><text:s/>30 977 713</text:p>
          </table:table-cell>
          <table:table-cell table:style-name="ce22" office:value-type="string" calcext:value-type="string">
            <text:p>B</text:p>
          </table:table-cell>
          <table:table-cell table:style-name="ce48" office:value-type="float" office:value="31.7" calcext:value-type="float">
            <text:p>31,7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9">
          <table:table-cell table:style-name="ce59" office:value-type="string" calcext:value-type="string">
            <text:p><text:s text:c="8"/>Comércio não especializado sem predominân- </text:p>
          </table:table-cell>
          <table:table-cell table:style-name="ce22" table:number-columns-repeated="10"/>
          <table:table-cell table:style-name="ce48"/>
          <table:table-cell table:style-name="ce22"/>
          <table:table-cell table:style-name="ce2"/>
          <table:table-cell table:style-name="ce54"/>
          <table:table-cell table:style-name="ce2" table:number-columns-repeated="16369"/>
        </table:table-row>
        <table:table-row table:style-name="ro10">
          <table:table-cell table:style-name="ce59" office:value-type="string" calcext:value-type="string">
            <text:p><text:s text:c="10"/>cia de produtos alimentícios (6)</text:p>
          </table:table-cell>
          <table:table-cell table:style-name="ce22" office:value-type="float" office:value="120403108" calcext:value-type="float">
            <text:p><text:s/>120 403 10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2930203" calcext:value-type="float">
            <text:p><text:s/>72 930 20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1154834" calcext:value-type="float">
            <text:p><text:s/>21 154 83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9665893" calcext:value-type="float">
            <text:p><text:s/>19 665 89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5983963" calcext:value-type="float">
            <text:p><text:s/>45 983 963</text:p>
          </table:table-cell>
          <table:table-cell table:style-name="ce22" office:value-type="string" calcext:value-type="string">
            <text:p>A</text:p>
          </table:table-cell>
          <table:table-cell table:style-name="ce48" office:value-type="float" office:value="61.8" calcext:value-type="float">
            <text:p>61,8</text:p>
          </table:table-cell>
          <table:table-cell table:style-name="ce22" office:value-type="string" calcext:value-type="string">
            <text:p>A</text:p>
          </table:table-cell>
          <table:table-cell table:style-name="ce2" table:number-columns-repeated="16371"/>
        </table:table-row>
        <table:table-row table:style-name="ro8">
          <table:table-cell table:style-name="ce57" office:value-type="string" calcext:value-type="string">
            <text:p><text:s text:c="4"/>Comércio de produtos alimentícios, bebidas e fumo <text:s/></text:p>
          </table:table-cell>
          <table:table-cell table:style-name="ce22" office:value-type="float" office:value="129482016" calcext:value-type="float">
            <text:p><text:s/>129 482 01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95893584" calcext:value-type="float">
            <text:p><text:s/>95 893 58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8316397" calcext:value-type="float">
            <text:p><text:s/>28 316 39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1559280" calcext:value-type="float">
            <text:p><text:s/>41 559 280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6831315" calcext:value-type="float">
            <text:p><text:s/>46 831 315</text:p>
          </table:table-cell>
          <table:table-cell table:style-name="ce22" office:value-type="string" calcext:value-type="string">
            <text:p>A</text:p>
          </table:table-cell>
          <table:table-cell table:style-name="ce48" office:value-type="float" office:value="56.7" calcext:value-type="float">
            <text:p>56,7</text:p>
          </table:table-cell>
          <table:table-cell table:style-name="ce22" office:value-type="string" calcext:value-type="string">
            <text:p>B</text:p>
          </table:table-cell>
          <table:table-cell table:style-name="ce2" table:number-columns-repeated="16371"/>
        </table:table-row>
        <table:table-row table:style-name="ro8">
          <table:table-cell table:style-name="ce57" office:value-type="string" calcext:value-type="string">
            <text:p><text:s text:c="4"/>Comércio de tecidos, artigos de armarinho, vestuá- <text:s/></text:p>
          </table:table-cell>
          <table:table-cell table:style-name="ce22" table:number-columns-repeated="10"/>
          <table:table-cell table:style-name="ce48"/>
          <table:table-cell table:style-name="ce22"/>
          <table:table-cell table:style-name="ce2" table:number-columns-repeated="16371"/>
        </table:table-row>
        <table:table-row table:style-name="ro10">
          <table:table-cell table:style-name="ce60" office:value-type="string" calcext:value-type="string">
            <text:p><text:s text:c="6"/>rio e calçados</text:p>
          </table:table-cell>
          <table:table-cell table:style-name="ce22" office:value-type="float" office:value="192761046" calcext:value-type="float">
            <text:p><text:s/>192 761 04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17079837" calcext:value-type="float">
            <text:p><text:s/>117 079 837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8178447" calcext:value-type="float">
            <text:p><text:s/>68 178 44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79920274" calcext:value-type="float">
            <text:p><text:s/>79 920 27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7423035" calcext:value-type="float">
            <text:p><text:s/>87 423 035</text:p>
          </table:table-cell>
          <table:table-cell table:style-name="ce20" office:value-type="string" calcext:value-type="string">
            <text:p>A</text:p>
          </table:table-cell>
          <table:table-cell table:style-name="ce45" office:value-type="float" office:value="83" calcext:value-type="float">
            <text:p>83,0</text:p>
          </table:table-cell>
          <table:table-cell table:style-name="ce22" office:value-type="string" calcext:value-type="string">
            <text:p>A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Tecidos e artigos de armarinho</text:p>
          </table:table-cell>
          <table:table-cell table:style-name="ce22" office:value-type="float" office:value="25939945" calcext:value-type="float">
            <text:p><text:s/>25 939 94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6257438" calcext:value-type="float">
            <text:p><text:s/>16 257 43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1581031" calcext:value-type="float">
            <text:p><text:s/>11 581 03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1701689" calcext:value-type="float">
            <text:p><text:s/>11 701 68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803164" calcext:value-type="float">
            <text:p><text:s/>9 803 164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60.8" calcext:value-type="float">
            <text:p>60,8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Artigos do vestuário e complementos</text:p>
          </table:table-cell>
          <table:table-cell table:style-name="ce22" office:value-type="float" office:value="129693180" calcext:value-type="float">
            <text:p><text:s/>129 693 18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78783171" calcext:value-type="float">
            <text:p><text:s/>78 783 17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3313873" calcext:value-type="float">
            <text:p><text:s/>43 313 87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3495852" calcext:value-type="float">
            <text:p><text:s/>53 495 85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1091988" calcext:value-type="float">
            <text:p><text:s/>61 091 988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89.1" calcext:value-type="float">
            <text:p>89,1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Calçados, artigos de couro e viagem</text:p>
          </table:table-cell>
          <table:table-cell table:style-name="ce22" office:value-type="float" office:value="37127921" calcext:value-type="float">
            <text:p><text:s/>37 127 92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2039228" calcext:value-type="float">
            <text:p><text:s/>22 039 22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3283543" calcext:value-type="float">
            <text:p><text:s/>13 283 54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4722733" calcext:value-type="float">
            <text:p><text:s/>14 722 73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6527883" calcext:value-type="float">
            <text:p><text:s/>16 527 883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80.2" calcext:value-type="float">
            <text:p>80,2</text:p>
          </table:table-cell>
          <table:table-cell table:style-name="ce20" office:value-type="string" calcext:value-type="string">
            <text:p>A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8">
          <table:table-cell table:style-name="ce60" office:value-type="string" calcext:value-type="string">
            <text:p><text:s text:c="4"/>Combustíveis e lubrificantes</text:p>
          </table:table-cell>
          <table:table-cell table:style-name="ce22" office:value-type="float" office:value="529556307" calcext:value-type="float">
            <text:p><text:s/>529 556 307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67109709" calcext:value-type="float">
            <text:p><text:s/>467 109 70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4410470" calcext:value-type="float">
            <text:p><text:s/>24 410 47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9663555" calcext:value-type="float">
            <text:p><text:s/>29 663 55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7699683" calcext:value-type="float">
            <text:p><text:s/>67 699 683</text:p>
          </table:table-cell>
          <table:table-cell table:style-name="ce20" office:value-type="string" calcext:value-type="string">
            <text:p>A</text:p>
          </table:table-cell>
          <table:table-cell table:style-name="ce48" office:value-type="float" office:value="14.7" calcext:value-type="float">
            <text:p>14,7</text:p>
          </table:table-cell>
          <table:table-cell table:style-name="ce20" office:value-type="string" calcext:value-type="string">
            <text:p>A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8">
          <table:table-cell table:style-name="ce60" office:value-type="string" calcext:value-type="string">
            <text:p><text:s text:c="4"/>Comércio de outros produtos em lojas especiali-</text:p>
          </table:table-cell>
          <table:table-cell table:style-name="ce22"/>
          <table:table-cell table:style-name="ce20" table:number-columns-repeated="9"/>
          <table:table-cell table:style-name="ce48"/>
          <table:table-cell table:style-name="ce20"/>
          <table:table-cell table:style-name="ce62"/>
          <table:table-cell table:style-name="ce2"/>
          <table:table-cell table:style-name="ce62" table:number-columns-repeated="16369"/>
        </table:table-row>
        <table:table-row table:style-name="ro10">
          <table:table-cell table:style-name="ce60" office:value-type="string" calcext:value-type="string">
            <text:p><text:s text:c="6"/>zadas</text:p>
          </table:table-cell>
          <table:table-cell table:style-name="ce22" office:value-type="float" office:value="969323749" calcext:value-type="float">
            <text:p><text:s/>969 323 74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37510460" calcext:value-type="float">
            <text:p><text:s/>637 510 46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87602036" calcext:value-type="float">
            <text:p><text:s/>287 602 03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22717405" calcext:value-type="float">
            <text:p><text:s/>322 717 405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66928655" calcext:value-type="float">
            <text:p><text:s/>366 928 655</text:p>
          </table:table-cell>
          <table:table-cell table:style-name="ce20" office:value-type="string" calcext:value-type="string">
            <text:p>A</text:p>
          </table:table-cell>
          <table:table-cell table:style-name="ce48" office:value-type="float" office:value="60.9" calcext:value-type="float">
            <text:p>60,9</text:p>
          </table:table-cell>
          <table:table-cell table:style-name="ce20" office:value-type="string" calcext:value-type="string">
            <text:p>A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Produtos farmacêuticos, perfumaria e cosméti- <text:s/></text:p>
          </table:table-cell>
          <table:table-cell table:style-name="ce22" table:number-columns-repeated="9"/>
          <table:table-cell table:style-name="ce20"/>
          <table:table-cell table:style-name="ce48"/>
          <table:table-cell table:style-name="ce20"/>
          <table:table-cell table:style-name="ce62"/>
          <table:table-cell table:style-name="ce2"/>
          <table:table-cell table:style-name="ce62" table:number-columns-repeated="16369"/>
        </table:table-row>
        <table:table-row table:style-name="ro10">
          <table:table-cell table:style-name="ce59" office:value-type="string" calcext:value-type="string">
            <text:p><text:s text:c="10"/>cos e artigos médicos, ortopédicos e de óptica</text:p>
          </table:table-cell>
          <table:table-cell table:style-name="ce22" office:value-type="float" office:value="307715651" calcext:value-type="float">
            <text:p><text:s/>307 715 651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95985799" calcext:value-type="float">
            <text:p><text:s/>195 985 79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1361905" calcext:value-type="float">
            <text:p><text:s/>61 361 90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8341122" calcext:value-type="float">
            <text:p><text:s/>68 341 12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18709069" calcext:value-type="float">
            <text:p><text:s/>118 709 069</text:p>
          </table:table-cell>
          <table:table-cell table:style-name="ce20" office:value-type="string" calcext:value-type="string">
            <text:p>A</text:p>
          </table:table-cell>
          <table:table-cell table:style-name="ce48" office:value-type="float" office:value="62.8" calcext:value-type="float">
            <text:p>62,8</text:p>
          </table:table-cell>
          <table:table-cell table:style-name="ce20" office:value-type="string" calcext:value-type="string">
            <text:p>A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Eletrodomésticos, equipamentos de áudio e</text:p>
          </table:table-cell>
          <table:table-cell table:style-name="ce22"/>
          <table:table-cell table:style-name="ce20" table:number-columns-repeated="9"/>
          <table:table-cell table:style-name="ce48"/>
          <table:table-cell table:style-name="ce20"/>
          <table:table-cell table:style-name="ce62"/>
          <table:table-cell table:style-name="ce2"/>
          <table:table-cell table:style-name="ce62" table:number-columns-repeated="16369"/>
        </table:table-row>
        <table:table-row table:style-name="ro10">
          <table:table-cell table:style-name="ce59" office:value-type="string" calcext:value-type="string">
            <text:p><text:s text:c="10"/>vídeo, instrumentos musicais e acessórios</text:p>
          </table:table-cell>
          <table:table-cell table:style-name="ce22" office:value-type="float" office:value="81739581" calcext:value-type="float">
            <text:p><text:s/>81 739 581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54844312" calcext:value-type="float">
            <text:p><text:s/>54 844 31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0762134" calcext:value-type="float">
            <text:p><text:s/>20 762 13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0014276" calcext:value-type="float">
            <text:p><text:s/>20 014 27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6147411" calcext:value-type="float">
            <text:p><text:s/>26 147 411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47" calcext:value-type="float">
            <text:p>47,0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Móveis, artigos de iluminação, peças e acessó-</text:p>
          </table:table-cell>
          <table:table-cell table:style-name="ce22"/>
          <table:table-cell table:style-name="ce20" table:number-columns-repeated="9"/>
          <table:table-cell table:style-name="ce48"/>
          <table:table-cell table:style-name="ce20"/>
          <table:table-cell table:style-name="ce62"/>
          <table:table-cell table:style-name="ce2"/>
          <table:table-cell table:style-name="ce62" table:number-columns-repeated="16369"/>
        </table:table-row>
        <table:table-row table:style-name="ro10">
          <table:table-cell table:style-name="ce59" office:value-type="string" calcext:value-type="string">
            <text:p><text:s text:c="10"/>rios e outros artigos de uso doméstico</text:p>
          </table:table-cell>
          <table:table-cell table:style-name="ce22" office:value-type="float" office:value="77407010" calcext:value-type="float">
            <text:p><text:s/>77 407 01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8917100" calcext:value-type="float">
            <text:p><text:s/>48 917 100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2333286" calcext:value-type="float">
            <text:p><text:s/>32 333 28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7377023" calcext:value-type="float">
            <text:p><text:s/>37 377 02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3533646" calcext:value-type="float">
            <text:p><text:s/>33 533 646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76.4" calcext:value-type="float">
            <text:p>76,4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Material de construção</text:p>
          </table:table-cell>
          <table:table-cell table:style-name="ce22" office:value-type="float" office:value="271681890" calcext:value-type="float">
            <text:p><text:s/>271 681 89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90410299" calcext:value-type="float">
            <text:p><text:s/>190 410 29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11032743" calcext:value-type="float">
            <text:p><text:s/>111 032 74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27694914" calcext:value-type="float">
            <text:p><text:s/>127 694 91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7933761" calcext:value-type="float">
            <text:p><text:s/>97 933 761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56.4" calcext:value-type="float">
            <text:p>56,4</text:p>
          </table:table-cell>
          <table:table-cell table:style-name="ce20" office:value-type="string" calcext:value-type="string">
            <text:p>A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Equipamentos de informática e comunicação</text:p>
          </table:table-cell>
          <table:table-cell table:style-name="ce22" office:value-type="float" office:value="32577877" calcext:value-type="float">
            <text:p><text:s/>32 577 87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1750668" calcext:value-type="float">
            <text:p><text:s/>21 750 66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8479569" calcext:value-type="float">
            <text:p><text:s/>8 479 56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946411" calcext:value-type="float">
            <text:p><text:s/>8 946 41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1294050" calcext:value-type="float">
            <text:p><text:s/>11 294 050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53.1" calcext:value-type="float">
            <text:p>53,1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Artigos culturais, recreativos e esportivos</text:p>
          </table:table-cell>
          <table:table-cell table:style-name="ce22" office:value-type="float" office:value="51704063" calcext:value-type="float">
            <text:p><text:s/>51 704 06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0752184" calcext:value-type="float">
            <text:p><text:s/>30 752 18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8553441" calcext:value-type="float">
            <text:p><text:s/>18 553 44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1346071" calcext:value-type="float">
            <text:p><text:s/>21 346 07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3744510" calcext:value-type="float">
            <text:p><text:s/>23 744 510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84.9" calcext:value-type="float">
            <text:p>84,9</text:p>
          </table:table-cell>
          <table:table-cell table:style-name="ce20" office:value-type="string" calcext:value-type="string">
            <text:p>A</text:p>
          </table:table-cell>
          <table:table-cell table:style-name="ce62"/>
          <table:table-cell table:style-name="ce13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Gás liquefeito de petróleo (GLP)</text:p>
          </table:table-cell>
          <table:table-cell table:style-name="ce22" office:value-type="float" office:value="27122489" calcext:value-type="float">
            <text:p><text:s/>27 122 48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1050092" calcext:value-type="float">
            <text:p><text:s/>21 050 09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287837" calcext:value-type="float">
            <text:p><text:s/>5 287 83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6621526" calcext:value-type="float">
            <text:p><text:s/>6 621 52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7406086" calcext:value-type="float">
            <text:p><text:s/>7 406 086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37.6" calcext:value-type="float">
            <text:p>37,6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9">
          <table:table-cell table:style-name="ce59" office:value-type="string" calcext:value-type="string">
            <text:p><text:s text:c="8"/>Outros produtos novos (7)</text:p>
          </table:table-cell>
          <table:table-cell table:style-name="ce22" office:value-type="float" office:value="119375188" calcext:value-type="float">
            <text:p><text:s/>119 375 18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73800006" calcext:value-type="float">
            <text:p><text:s/>73 800 00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9791121" calcext:value-type="float">
            <text:p><text:s/>29 791 12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2376062" calcext:value-type="float">
            <text:p><text:s/>32 376 06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8160122" calcext:value-type="float">
            <text:p><text:s/>48 160 122</text:p>
          </table:table-cell>
          <table:table-cell table:style-name="ce20" office:value-type="string" calcext:value-type="string">
            <text:p>B</text:p>
          </table:table-cell>
          <table:table-cell table:style-name="ce48" office:value-type="float" office:value="67.6" calcext:value-type="float">
            <text:p>67,6</text:p>
          </table:table-cell>
          <table:table-cell table:style-name="ce20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8">
          <table:table-cell table:style-name="ce60" office:value-type="string" calcext:value-type="string">
            <text:p><text:s text:c="4"/>Comércio de artigos usados</text:p>
          </table:table-cell>
          <table:table-cell table:style-name="ce22" office:value-type="float" office:value="822402" calcext:value-type="float">
            <text:p><text:s text:c="2"/>822 40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140338" calcext:value-type="float">
            <text:p><text:s/>4 140 33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41577" calcext:value-type="float">
            <text:p><text:s text:c="2"/>341 57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050924" calcext:value-type="float">
            <text:p><text:s/>4 050 92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91411" calcext:value-type="float">
            <text:p><text:s text:c="2"/>391 411</text:p>
          </table:table-cell>
          <table:table-cell table:style-name="ce22" office:value-type="string" calcext:value-type="string">
            <text:p>B</text:p>
          </table:table-cell>
          <table:table-cell table:style-name="ce45" office:value-type="float" office:value="90.8" calcext:value-type="float">
            <text:p>90,8</text:p>
          </table:table-cell>
          <table:table-cell table:style-name="ce22" office:value-type="string" calcext:value-type="string">
            <text:p>B</text:p>
          </table:table-cell>
          <table:table-cell table:style-name="ce62"/>
          <table:table-cell table:style-name="ce2"/>
          <table:table-cell table:style-name="ce62" table:number-columns-repeated="16369"/>
        </table:table-row>
        <table:table-row table:style-name="ro11">
          <table:table-cell table:style-name="ce61" table:number-columns-repeated="13"/>
          <table:table-cell table:style-name="ce62"/>
          <table:table-cell table:style-name="ce2"/>
          <table:table-cell table:style-name="ce62" table:number-columns-repeated="16369"/>
        </table:table-row>
        <table:table-row table:style-name="ro12">
          <table:table-cell table:style-name="ce62" office:value-type="string" calcext:value-type="string">
            <text:p>Fonte: IBGE, Diretoria de Pesquisas, Coordenação de Estatísticas Estruturais e Temáticas em Empresas, Pesquisa Anual de Comércio 2023.</text:p>
          </table:table-cell>
          <table:table-cell table:style-name="ce62" table:number-columns-repeated="12"/>
          <table:table-cell table:style-name="ce76"/>
          <table:table-cell table:style-name="ce2"/>
          <table:table-cell table:style-name="ce76" table:number-columns-repeated="16369"/>
        </table:table-row>
        <table:table-row table:style-name="ro6">
          <table:table-cell table:style-name="ce63" office:value-type="string" calcext:value-type="string">
            <text:p>(1) <text:s/>Receita líquida de revenda menos o custo das mercadorias revendidas. <text:s/>Refere-se ao resultado obtido pelo esforço de venda de mercadorias, deduzi-</text:p>
          </table:table-cell>
          <table:table-cell table:style-name="ce62" table:number-columns-repeated="10"/>
          <table:table-cell table:style-name="ce2" table:number-columns-repeated="2"/>
          <table:table-cell table:style-name="ce76"/>
          <table:table-cell table:style-name="ce2"/>
          <table:table-cell table:style-name="ce76" table:number-columns-repeated="16369"/>
        </table:table-row>
        <table:table-row table:style-name="ro4">
          <table:table-cell table:style-name="ce63" office:value-type="string" calcext:value-type="string">
            <text:p>dos os custos de aquisição das mercadorias pelas <text:s/>empresas. <text:s/>(2) <text:s/>Divisão da margem de comercialização pelo custo da mercadoria vendida. <text:s/>Expressa o </text:p>
          </table:table-cell>
          <table:table-cell table:style-name="ce62" table:number-columns-repeated="10"/>
          <table:table-cell table:style-name="ce2" table:number-columns-repeated="2"/>
          <table:table-cell table:style-name="ce76"/>
          <table:table-cell table:style-name="ce2"/>
          <table:table-cell table:style-name="ce76" table:number-columns-repeated="16369"/>
        </table:table-row>
        <table:table-row table:style-name="ro4">
          <table:table-cell table:style-name="ce64" office:value-type="string" calcext:value-type="string">
            <text:p>quanto uma unidade monetária de custo retorna para a empresa em forma de lucro. <text:s/>(3) <text:s/>Móveis de qualquer material para qualquer uso; <text:s/>artigos de col-</text:p>
          </table:table-cell>
          <table:table-cell table:style-name="ce62" table:number-columns-repeated="10"/>
          <table:table-cell table:style-name="ce2" table:number-columns-repeated="2"/>
          <table:table-cell table:style-name="ce76"/>
          <table:table-cell table:style-name="ce2"/>
          <table:table-cell table:style-name="ce76" table:number-columns-repeated="16369"/>
        </table:table-row>
        <table:table-row table:style-name="ro4">
          <table:table-cell table:style-name="ce65" office:value-type="string" calcext:value-type="string">
            <text:p>choaria, tapeçaria, cutelaria e óptica; lustres, luminárias e abajures; artigos para habitação (panelas, louças, escovas, etc.); produtos de limpeza e conser-</text:p>
          </table:table-cell>
          <table:table-cell table:style-name="ce65" table:number-columns-repeated="12"/>
          <table:table-cell table:style-name="ce2" table:number-columns-repeated="16371"/>
        </table:table-row>
        <table:table-row table:style-name="ro4">
          <table:table-cell table:style-name="ce65" office:value-type="string" calcext:value-type="string">
            <text:p>vação domiciliar; <text:s/>brinquedos; <text:s/>artigos de tabacaria; <text:s/>filmes, discos, joias; <text:s/>rádios, televisores, DVDs, etc. (4) Metais ferrosos e não ferrosos em forma pri-</text:p>
          </table:table-cell>
          <table:table-cell table:style-name="ce65" table:number-columns-repeated="12"/>
          <table:table-cell table:style-name="ce2" table:number-columns-repeated="16371"/>
        </table:table-row>
        <table:table-row table:style-name="ro4">
          <table:table-cell table:style-name="ce65" office:value-type="string" calcext:value-type="string">
            <text:p>mária; <text:s/>ouro e outros metais preciosos; <text:s/>sal-gema e sal marinho, etc. <text:s/>(5) Lojas com menos de 300 m² variados em minimercados, <text:s/>mercearias, armazéns,</text:p>
          </table:table-cell>
          <table:table-cell table:style-name="ce65" table:number-columns-repeated="12"/>
          <table:table-cell table:style-name="ce2" table:number-columns-repeated="16371"/>
        </table:table-row>
        <table:table-row table:style-name="ro4">
          <table:table-cell table:style-name="ce65" office:value-type="string" calcext:value-type="string">
            <text:p>empórios, etc. (6) Lojas de departamentos e variedades. (7) Artigos de joalheria, relojoaria, metais preciosos; artigos de suvenires, de bijuterias e de arte-</text:p>
          </table:table-cell>
          <table:table-cell table:style-name="ce65" table:number-columns-repeated="12"/>
          <table:table-cell table:style-name="ce69"/>
          <table:table-cell table:style-name="ce2"/>
          <table:table-cell table:style-name="ce69" table:number-columns-repeated="16369"/>
        </table:table-row>
        <table:table-row table:style-name="ro4">
          <table:table-cell table:style-name="ce63" office:value-type="string" calcext:value-type="string">
            <text:p>sanatos; objetos de arte; animais vivos; equipamentos para escritório; artigos para festas, funerários e eróticos, sex shop, etc.</text:p>
          </table:table-cell>
          <table:table-cell table:style-name="ce69" table:number-columns-repeated="13"/>
          <table:table-cell table:style-name="ce2"/>
          <table:table-cell table:style-name="ce69" table:number-columns-repeated="16369"/>
        </table:table-row>
        <table:table-row table:style-name="ro4">
          <table:table-cell table:style-name="ce66"/>
          <table:table-cell table:style-name="ce70" table:number-columns-repeated="10"/>
          <table:table-cell table:style-name="ce73"/>
          <table:table-cell table:style-name="ce70"/>
          <table:table-cell table:style-name="ce2" table:number-columns-repeated="16371"/>
        </table:table-row>
        <table:table-row table:style-name="ro4">
          <table:table-cell table:style-name="ce64"/>
          <table:table-cell table:style-name="ce62" table:number-columns-repeated="10"/>
          <table:table-cell table:style-name="ce74"/>
          <table:table-cell table:style-name="ce2" table:number-columns-repeated="16372"/>
        </table:table-row>
        <table:table-row table:style-name="ro4">
          <table:table-cell table:style-name="ce67"/>
          <table:table-cell table:style-name="ce62" table:number-columns-repeated="10"/>
          <table:table-cell table:style-name="ce74"/>
          <table:table-cell table:style-name="ce2" table:number-columns-repeated="16372"/>
        </table:table-row>
        <table:table-row table:style-name="ro4">
          <table:table-cell table:style-name="ce68"/>
          <table:table-cell table:style-name="ce71" table:number-columns-repeated="10"/>
          <table:table-cell table:style-name="ce75"/>
          <table:table-cell table:style-name="ce71" table:number-columns-repeated="2"/>
          <table:table-cell table:style-name="ce2"/>
          <table:table-cell table:style-name="ce71" table:number-columns-repeated="16369"/>
        </table:table-row>
        <table:table-row table:style-name="ro4" table:number-rows-repeated="3">
          <table:table-cell table:style-name="ce68"/>
          <table:table-cell table:style-name="ce72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4" table:number-rows-repeated="2">
          <table:table-cell table:style-name="ce68"/>
          <table:table-cell table:style-name="ce71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4" table:number-rows-repeated="3">
          <table:table-cell table:style-name="ce68"/>
          <table:table-cell table:style-name="ce72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4" table:number-rows-repeated="2">
          <table:table-cell table:style-name="ce68"/>
          <table:table-cell table:style-name="ce71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7">
          <table:table-cell table:style-name="ce68"/>
          <table:table-cell table:style-name="ce71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7" table:number-rows-repeated="3">
          <table:table-cell table:style-name="ce68"/>
          <table:table-cell table:style-name="ce72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7" table:number-rows-repeated="4">
          <table:table-cell table:style-name="ce68"/>
          <table:table-cell table:style-name="ce71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7">
          <table:table-cell table:style-name="ce68"/>
          <table:table-cell table:style-name="ce71" table:number-columns-repeated="4"/>
          <table:table-cell table:style-name="ce72" table:number-columns-repeated="2"/>
          <table:table-cell table:style-name="ce71" table:number-columns-repeated="4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7" table:number-rows-repeated="441">
          <table:table-cell table:style-name="ce68"/>
          <table:table-cell table:style-name="ce71" table:number-columns-repeated="10"/>
          <table:table-cell table:style-name="ce75"/>
          <table:table-cell table:style-name="ce71" table:number-columns-repeated="2"/>
          <table:table-cell/>
          <table:table-cell table:style-name="ce71" table:number-columns-repeated="16369"/>
        </table:table-row>
        <table:table-row table:style-name="ro7" table:number-rows-repeated="152">
          <table:table-cell table:style-name="ce68"/>
          <table:table-cell table:style-name="ce71" table:number-columns-repeated="13"/>
          <table:table-cell/>
          <table:table-cell table:style-name="ce71" table:number-columns-repeated="16369"/>
        </table:table-row>
        <table:table-row table:style-name="ro7" table:number-rows-repeated="104791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 style:font-family-generic="swiss"/>
    <style:font-face style:name="Univers 45 Light1" svg:font-family="'Univers 45 Light'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fo:font-size="6pt" style:font-size-asian="6pt" style:font-name-complex="Arial" style:font-family-complex="Arial" style:font-size-complex="6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05A" style:display-name="PageStyle_TAB05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05B" style:display-name="PageStyle_TAB05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3T15:10:28</meta:creation-date>
    <meta:initial-creator>IBGE</meta:initial-creator>
    <dc:creator>1789587</dc:creator>
    <dc:date>2022-06-29T14:40:19</dc:date>
    <meta:generator>LibreOffice/25.2.4.3$Windows_X86_64 LibreOffice_project/33e196637044ead23f5c3226cde09b47731f7e27</meta:generator>
    <meta:document-statistic meta:table-count="2" meta:cell-count="705" meta:object-count="1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